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Linear Algebra</text:title></text:p>
      <text:p text:style-name="OrgTitle"/>
      <text:p text:style-name="OrgSubtitle"><text:initial-creator>Ram Sharan Rimal  </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497a3f4">1. Intro</text:a></text:p>
          <text:p text:style-name="Contents_20_1"><text:a xlink:type="simple" xlink:href="#org74481fb">2. Gaussian Elimination :</text:a></text:p>
          <text:p text:style-name="Contents_20_2"><text:a xlink:type="simple" xlink:href="#org6d99879">2.1. Steps</text:a></text:p>
          <text:p text:style-name="Contents_20_2"><text:a xlink:type="simple" xlink:href="#org007c24b">2.2. Cases of Failures:</text:a></text:p>
        </text:index-body>
      </text:table-of-content>
      <text:h text:style-name="Heading_20_1" text:outline-level="1" text:is-list-header="false">
<text:bookmark-start text:name="OrgXref.org497a3f4"/>
<text:bookmark text:name="org497a3f4"/>Intro
<text:bookmark-end text:name="OrgXref.org497a3f4"/></text:h>
      <text:list text:style-name="OrgBulletedList" text:continue-numbering="false">
        <text:list-item>
          <text:p text:style-name="Text_20_body">The linear of combination of <text:span text:style-name="OrgCode">\(\vec{v}\)</text:span> and <text:span text:style-name="OrgCode">\(\vec{w}\)</text:span> gives a vector in the same plane as both  <text:span text:style-name="OrgCode">\(\vec{v}\)</text:span> and  <text:span text:style-name="OrgCode">\(\vec{w}\)</text:span>.
</text:p>
        </text:list-item>
        <text:list-item>
          <text:p text:style-name="Text_20_body">The central problem of linear algebra is the solution of the linear equations
</text:p>
        </text:list-item>
        <text:list-item>
          <text:p text:style-name="Text_20_body">The main important case being the "n equations with n no od unknowms".
</text:p>
        </text:list-item>
        <text:list-item>
          <text:p text:style-name="Text_20_body">Two ways of solving:
</text:p>
          <text:list text:style-name="OrgBulletedList" text:continue-numbering="true">
            <text:list-item>
              <text:p text:style-name="Text_20_body">Elimination method:
</text:p>
              <text:list text:style-name="OrgBulletedList" text:continue-numbering="true">
                <text:list-item>
                  <text:p text:style-name="Text_20_body">Here using 2 equations from the given n , any one variable is eliminated.  The elimination is carried out by applying the arithmetic operations on a single variable and eliminating that variable. Now the equations become n-1 with n-1 unknowns. This is continued till a single variable with single unknown is reached. After getting the value for a single variable that value is substituted to the previous equations which gives values to all the unknowns. So this is using forward elimination and backward substitution.
</text:p>
                </text:list-item>
              </text:list>
            </text:list-item>
            <text:list-item>
              <text:p text:style-name="Text_20_body">Cramers Rule:
</text:p>
              <text:list text:style-name="OrgBulletedList" text:continue-numbering="true">
                <text:list-item>
                  <text:p text:style-name="Text_20_body">Here the solutions of the equations is found by using the idea of determinants.  The correct values of unknows us obtained by using Cramers rule where ratio of two n*n determinants gives the solution.
</text:p>
                </text:list-item>
                <text:list-item>
                  <text:p text:style-name="Text_20_body">A bit complicated and cannt be used in paper after n=4.
</text:p>
                </text:list-item>
              </text:list>
            </text:list-item>
          </text:list>
        </text:list-item>
        <text:list-item>
          <text:p text:style-name="Text_20_body">So the method of elimination is used in its modified form, known as Gaussian Elimination.
</text:p>
        </text:list-item>
        <text:list-item>
          <text:p text:style-name="Text_20_body">The systems of Linear equations can be represented in two ways:
</text:p>
          <text:list text:style-name="OrgBulletedList" text:continue-numbering="true">
            <text:list-item>
              <text:p text:style-name="Text_20_body">For three dimensional space
</text:p>
              <text:list text:style-name="OrgBulletedList" text:continue-numbering="true">
                <text:list-item>
                  <text:p text:style-name="Text_20_body">Here the equation is represented as column vectors scaled by some scalars and added to give the solutions.
</text:p>
                  <text:p text:style-name="OrgFixedWidthBlock">\begin{align}</text:p>
                  <text:p text:style-name="OrgFixedWidthBlock">2u + v + w = 5\\</text:p>
                  <text:p text:style-name="OrgFixedWidthBlock">4u - 6v = -2\\</text:p>
                  <text:p text:style-name="OrgFixedWidthBlock">-2u + 7v + 2w = 9\\</text:p>
                  <text:p text:style-name="OrgFixedWidthBlockLastLine">\end{align}</text:p>
                  <text:p text:style-name="OrgFixedWidthBlockLastLine"/>
                </text:list-item>
              </text:list>
            </text:list-item>
          </text:list>
        </text:list-item>
      </text:list>
      <text:list text:style-name="OrgBulletedList" text:continue-numbering="false">
        <text:list-item>
          <text:p text:style-name="Text_20_body">Row form:
</text:p>
          <text:list text:style-name="OrgBulletedList" text:continue-numbering="true">
            <text:list-item>
              <text:p text:style-name="Text_20_body">Here each planes (in 3d ) can be plotted in the 3d graph and the point of intersection is the solution of that system of linear equations.
</text:p>
            </text:list-item>
            <text:list-item>
              <text:p text:style-name="Text_20_body">Martix Form:
</text:p>
              <text:list text:style-name="OrgBulletedList" text:continue-numbering="true">
                <text:list-item>
                  <text:p text:style-name="Text_20_body">This equation can be represented as :
</text:p>
                </text:list-item>
              </text:list>
            </text:list-item>
          </text:list>
        </text:list-item>
      </text:list>
      <text:p text:style-name="Text_20_body"><text:span text:style-name="OrgCode">\[
\begin{bmatrix} 2 &amp; 1 &amp; 1 \\ 4 &amp; -6 &amp; 0 \\ -2 &amp; 7 &amp; 2 \end{bmatrix}*
\begin{bmatrix} x \\ y \\ z \end{bmatrix} =
\begin{bmatrix} 5 \\ 2 \\ 9 \end{bmatrix}.
\]</text:span>
</text:p>
      <text:list text:style-name="OrgBulletedList" text:continue-numbering="false">
        <text:list-item>
          <text:p text:style-name="Text_20_body">This is generally written as <text:span text:style-name="Bold">Ax = b</text:span>
</text:p>
        </text:list-item>
      </text:list>
      <text:list text:style-name="OrgBulletedList" text:continue-numbering="false">
        <text:list-item>
          <text:p text:style-name="Text_20_body">Columns Form:
</text:p>
          <text:list text:style-name="OrgBulletedList" text:continue-numbering="true">
            <text:list-item>
              <text:p text:style-name="Text_20_body">This form of linear equation is represented as :
</text:p>
            </text:list-item>
          </text:list>
        </text:list-item>
      </text:list>
      <text:p text:style-name="Text_20_body"><text:span text:style-name="OrgCode">\[
u \begin{bmatrix} 2 \\ 4 \\ -2 \end{bmatrix} +
v \begin{bmatrix} 1 \\ -6 \\ 7 \end{bmatrix} +
w \begin{bmatrix} 1 \\ 0 \\ 2 \end{bmatrix} =
\begin{bmatrix} 5 \\ -2 \\ 9 \end{bmatrix} = b.
\]</text:span>
</text:p>
      <text:list text:style-name="OrgBulletedList" text:continue-numbering="false">
        <text:list-item>
          <text:p text:style-name="Text_20_body">This is represented as linear combination ( as each column is multiplied by some linear/scalars) of the column vectors of system of linear equation.
</text:p>
        </text:list-item>
      </text:list>
      <text:h text:style-name="Heading_20_1" text:outline-level="1" text:is-list-header="false">
<text:bookmark-start text:name="OrgXref.org74481fb"/>
<text:bookmark text:name="org74481fb"/>Gaussian Elimination :
<text:bookmark-end text:name="OrgXref.org74481fb"/></text:h>
      <text:list text:style-name="OrgBulletedList" text:continue-numbering="false">
        <text:list-item>
          <text:p text:style-name="Text_20_body">The central problem is to find the values of n unknows from n equations (linear)
</text:p>
        </text:list-item>
      </text:list>
      <text:h text:style-name="Heading_20_2" text:outline-level="2" text:is-list-header="false">
<text:bookmark-start text:name="OrgXref.org6d99879"/>
<text:bookmark text:name="org6d99879"/>Steps
<text:bookmark-end text:name="OrgXref.org6d99879"/></text:h>
      <text:p text:style-name="OrgFixedWidthBlock">- Pivot is the value which is used to eliminate the first unknown from all the</text:p>
      <text:p text:style-name="OrgFixedWidthBlock"> <text:s text:c="1"/>suqsequent equations.</text:p>
      <text:p text:style-name="OrgFixedWidthBlock">- Find the value of multiplier to multiply pivot.</text:p>
      <text:p text:style-name="OrgFixedWidthBlock">- The value of multiplier is chosen such that a single unknown variable is eliminated from all the other equations rather than the first equation.</text:p>
      <text:p text:style-name="OrgFixedWidthBlock">- Multiply equation 1 with multiplier.</text:p>
      <text:p text:style-name="OrgFixedWidthBlock">- Substract equation 2 from 1. Continue for all the other equations.</text:p>
      <text:p text:style-name="OrgFixedWidthBlock">- Now there are n-1 equations with n-1 unknowns.</text:p>
      <text:p text:style-name="OrgFixedWidthBlock">- Continue this till you get 1 unknown and a single equation.</text:p>
      <text:p text:style-name="OrgFixedWidthBlockLastLine">- Substitute the value in previous equations.</text:p>
      <text:h text:style-name="Heading_20_2" text:outline-level="2" text:is-list-header="false">
<text:bookmark-start text:name="OrgXref.org007c24b"/>
<text:bookmark text:name="org007c24b"/>Cases of Failures:
<text:bookmark-end text:name="OrgXref.org007c24b"/></text:h>
      <text:list text:style-name="OrgBulletedList" text:continue-numbering="false">
        <text:list-item>
          <text:p text:style-name="Text_20_body">This is the cases for which there is no single solution for the equations.
</text:p>
        </text:list-item>
        <text:list-item>
          <text:p text:style-name="Text_20_body">The solution of the equations amounts to a single point where all the equations intersect.
</text:p>
          <text:list text:style-name="OrgBulletedList" text:continue-numbering="true">
            <text:list-item>
              <text:p text:style-name="Text_20_body">If all the planes are parallel.=&gt; no soluton
</text:p>
            </text:list-item>
            <text:list-item>
              <text:p text:style-name="Text_20_body">If any of the planes are parallel to the other.=&gt; inconsistent solution
</text:p>
            </text:list-item>
            <text:list-item>
              <text:p text:style-name="Text_20_body">If adding two gives third or there is no intersection between the sum of two and the third. =&gt; inconsistent solution
</text:p>
            </text:list-item>
            <text:list-item>
              <text:p text:style-name="Text_20_body">if they intersect to form a plane rather than a plane. =&gt;(infinity of solutions)too many solutions
</text:p>
            </text:list-item>
          </text:list>
        </text:list-item>
        <text:list-item>
          <text:p text:style-name="Text_20_body">This can also be interpreted in terms of pivot as :
</text:p>
          <text:list text:style-name="OrgBulletedList" text:continue-numbering="true">
            <text:list-item>
              <text:p text:style-name="Text_20_body">If Pivot is zero then this fails as there is no number that multiplies to zero to get to the number of second equation to eliminate that number from the second equation.
</text:p>
              <text:list text:style-name="OrgBulletedList" text:continue-numbering="true">
                <text:list-item>
                  <text:p text:style-name="Text_20_body">This can be avoided by exchanging the rows so that there is no zero at the pivot pivot position.
</text:p>
                </text:list-item>
                <text:list-item>
                  <text:p text:style-name="Text_20_body">If the zero was at the last pivot then it would be a complete failure.
<text:a xlink:type="simple" xlink:href="https://youtu.be/QVKj3LADCnA?list=PL49CF3715CB9EF31D&amp;t=873">complete failure</text:a>
</text:p>
                </text:list-item>
              </text:list>
            </text:list-item>
          </text:list>
        </text:list-item>
        <text:list-item>
          <text:p text:style-name="Text_20_body">This can also be interpreted in term of columns form as :
</text:p>
          <text:list text:style-name="OrgBulletedList" text:continue-numbering="true">
            <text:list-item>
              <text:p text:style-name="Text_20_body">If the linear combination of the columns are in the same plane and :
</text:p>
              <text:list text:style-name="OrgBulletedList" text:continue-numbering="true">
                <text:list-item>
                  <text:p text:style-name="Text_20_body">There is a solution for the system of equation is the b is also on the same plane.
</text:p>
                </text:list-item>
                <text:list-item>
                  <text:p text:style-name="Text_20_body">There is no solution if b is not on the same plane.<text:a xlink:type="simple" xlink:href="https://www.youtube.com/watch?v=ZK3O402wf1c::00:32:11">failure i n column form</text:a>.  -The matrix is singular in this case.
</text:p>
                  <text:list text:style-name="OrgBulletedList" text:continue-numbering="true">
                    <text:list-item>
                      <text:p text:style-name="Text_20_body">Matrix is not invertible and system has no solution.
</text:p>
                    </text:list-item>
                  </text:list>
                </text:list-item>
                <text:list-item>
                  <text:p text:style-name="Text_20_body">The linearly dependent of a column with another column is that a column is just some scalar multiple of the another .
</text:p>
                  <text:list text:style-name="OrgBulletedList" text:continue-numbering="true">
                    <text:list-item>
                      <text:p text:style-name="Text_20_body">In this case the no of equations is n-1 ( as two euqations are soemhow same )
</text:p>
                    </text:list-item>
                    <text:list-item>
                      <text:p text:style-name="Text_20_body">Also the system of equation is not solvabe ( or gives a plane as a solution rather than a single point ) that intersects all the planes of n-dimension.
<text:a xlink:type="simple" xlink:href="https://www.youtube.com/watch?v=ZK3O402wf1c::00:35:14">plane solution in case of linear dependence</text:a>
</text:p>
                    </text:list-item>
                  </text:list>
                </text:list-item>
              </text:list>
            </text:list-item>
          </text:list>
        </text:list-item>
        <text:list-item>
          <text:p text:style-name="Text_20_body"><text:span text:style-name="Bold">Ax</text:span> is generally thought as dot product of <text:span text:style-name="Bold">A</text:span> and <text:span text:style-name="Bold">x</text:span> . i.e in row form .
</text:p>
        </text:list-item>
        <text:list-item>
          <text:p text:style-name="Text_20_body">This can also be written as linear combination of columns.
</text:p>
        </text:list-item>
        <text:list-item>
          <text:p text:style-name="Text_20_body">Example:
</text:p>
        </text:list-item>
      </text:list>
      <text:p text:style-name="Text_20_body"><text:span text:style-name="OrgCode">\[
\begin{bmatrix} 2 &amp; 5  \\ 1 &amp; 3  \end{bmatrix}*
\begin{bmatrix} 1 \\ 2 \\ \end{bmatrix}.
\]</text:span>
</text:p>
      <text:list text:style-name="OrgBulletedList" text:continue-numbering="false">
        <text:list-item>
          <text:p text:style-name="Text_20_body">This can be written as : 1.In terms of linear combination as :
</text:p>
        </text:list-item>
      </text:list>
      <text:p text:style-name="Text_20_body"><text:span text:style-name="OrgCode">\[
1\begin{bmatrix} 2\\1\end{bmatrix}+
2\begin{bmatrix} 5\\3\end{bmatrix}=
\begin{bmatrix} 12\\7\end{bmatrix}.
\]</text:span>
</text:p>
      <text:list text:style-name="OrgNumberedList" text:continue-numbering="false">
        <text:list-item>
          <text:p text:style-name="Text_20_body">In terms of row form as :
</text:p>
        </text:list-item>
      </text:list>
      <text:p text:style-name="Text_20_body"><text:span text:style-name="OrgCode">\[
\begin{bmatrix} 2*1+5*2\\1*1+3*21\end{bmatrix}=
\begin{bmatrix} 12\\7\end{bmatrix}.
\]</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Ram Sharan Rimal  </dc:creator>
    <meta:initial-creator>Ram Sharan Rimal  </meta:initial-creator>
    <dc:date>2024-12-23T13:08:36</dc:date>
    <meta:creation-date>2024-12-23T13:08:36</meta:creation-date>
    <meta:generator>Emacs 29.4 (Org mode 9.6.15)</meta:generator>
    <meta:keyword/>
    <dc:subject/>
    <dc:title>Linear Algebra</dc:title>
  </office:meta>
</office:document-meta>
</file>